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861in" table:align="margins"/>
    </style:style>
    <style:style style:name="Table1.A" style:family="table-column">
      <style:table-column-properties style:column-width="5.2021in" style:rel-column-width="20188*"/>
    </style:style>
    <style:style style:name="Table1.B" style:family="table-column">
      <style:table-column-properties style:column-width="6.4813in" style:rel-column-width="25154*"/>
    </style:style>
    <style:style style:name="Table1.C" style:family="table-column">
      <style:table-column-properties style:column-width="5.2028in" style:rel-column-width="20193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e4835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8" style:family="text">
      <style:text-properties fo:font-style="italic"/>
    </style:style>
    <style:style style:name="T9" style:family="text">
      <style:text-properties fo:font-style="italic" officeooo:rsid="001e4835"/>
    </style:style>
    <style:style style:name="T10" style:family="text">
      <style:text-properties officeooo:rsid="001de804"/>
    </style:style>
    <style:style style:name="T11" style:family="text">
      <style:text-properties officeooo:rsid="001e483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0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2.5in" svg:height="0.6457in" draw:z-index="0"><draw:image xlink:href="../doc/logo/eProsimaLogo.png" xlink:type="simple" xlink:show="embed" xlink:actuate="onLoad"/></draw:frame></text:p>
            <text:p text:style-name="P10"><text:span text:style-name="T6">eProsima </text:span><text:span text:style-name="T7">Non-Intrusive DDS Recorder</text:span><text:span text:style-name="T6">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3">To install </text:span><text:span text:style-name="T1">eProsima </text:span><text:span text:style-name="T2">Non-Intrusive DDS Recorder</text:span><text:span text:style-name="T3"> read the </text:span><text:a xlink:type="simple" xlink:href="../doc/Installation%20Manual.pdf"><text:span text:style-name="T3">Installation Manual</text:span></text:a><text:span text:style-name="T3">. This document explains the installation process for several platforms and it guides you to have ready this product in your system.</text:span></text:p>
      <text:p text:style-name="P7"><text:span text:style-name="T3">To start using </text:span><text:span text:style-name="T1">eProsima </text:span><text:span text:style-name="T2">Non-Intrusive DDS Recorder</text:span><text:span text:style-name="T3"> begin by reading the </text:span><text:a xlink:type="simple" xlink:href="../doc/User%20Manual.pdf"><text:span text:style-name="T3">User Manual</text:span></text:a><text:span text:style-name="T3">. This document covers the basic and advance concepts of this product and it introduces you in its usage.</text:span></text:p>
      <text:p text:style-name="P8"/>
      <text:p text:style-name="P6">Copyright © 2012 eProsima. All rights reserved.</text:p>
      <text:p text:style-name="P5">This copy of <text:span text:style-name="T8">eProsima </text:span><text:span text:style-name="T9">Non-Intrusive DDS Recorder</text:span> is licensed to you under the terms described in the <text:span text:style-name="T11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9-26T11:44:37.412000000</dc:date>
    <meta:editing-duration>PT31M52S</meta:editing-duration>
    <meta:editing-cycles>36</meta:editing-cycles>
    <meta:generator>LibreOffice/4.1.1.2$Windows_x86 LibreOffice_project/7e4286b58adc75a14f6d83f53a03b6c11fa2903</meta:generator>
    <meta:document-statistic meta:table-count="1" meta:image-count="1" meta:object-count="0" meta:page-count="1" meta:paragraph-count="8" meta:word-count="116" meta:character-count="769" meta:non-whitespace-character-count="660"/>
  </office:meta>
</office:document-meta>
</file>